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3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BIJAH, JUDAH'S SECOND RULER (1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BIJAH, JUDAH'S SECOND RULER (1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ghter (1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ghter (13:1-2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mies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ddress (13:4-1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ddress (13:4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condemns Jeroboam (13:4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cautions Jeroboam's troops (13:10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ghter (13:1-2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mies (13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ddress (13:4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mbush (13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larm (13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ttack (13:15-20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ABIJAH, JUDAH'S SECOND RULER (13:1-22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fighter (13:1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father (13:21-2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CHRONICLES 13-16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ABIJAH, JUDAH'S SECOND RULER (13:1-2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ASA, JUDAH'S THIRD RULER (14:1-16: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ASA, JUDAH'S THIRD RULER (14:1-16:14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Asa's service (14:1-8; 15:1-19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Asa's service (14:1-8; 15:1-19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forms (14:1-5; 15:1-1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building (14:6-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ASA, JUDAH'S THIRD RULER (14:1-16:14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sa's service (14:1-8; 15:1-1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sa's salvation (14:9-15): The Lord rescues Asa and his army from total destruction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sa's salvation (14:9-15): The Lord rescues Asa and his army from total destruction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anger (14:9-1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pendence (14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liverance (14:12-1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, JUDAH'S THIRD RULER (14:1-16:1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Asa's service (14:1-8; 15:1-1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sa's salvation (14:9-15): The Lord rescues Asa and his army from total destructio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sa's sins (16:1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Asa's sins (16:1-14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treachery (16:1-10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treachery (16:1-10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artnership (16:1-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phet (16:7-1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Asa's sins (16:1-1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treachery (16:1-1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tragedy (16:11-14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ASA, JUDAH'S THIRD RULER (14:1-16:14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sa's service (14:1-8; 15:1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sa's salvation (14:9-15): The Lord rescues Asa and his army from total destruction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sa's sins (16:1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HRONICLES 13-16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BIJAH, JUDAH'S SECOND RULER (13:1-22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SA, JUDAH'S THIRD RULER (14:1-16:1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3-16 </dc:title>
    <meta:initial-creator>David STRICKLAND</meta:initial-creator>
    <dc:creator>David STRICKLAND</dc:creator>
    <meta:creation-date>2020-02-23T23:09:15Z</meta:creation-date>
    <dc:date>2020-02-23T23:09:15Z</dc:date>
    <meta:template xlink:href="BibleStudy" xlink:type="simple"/>
    <meta:editing-cycles>1</meta:editing-cycles>
    <meta:editing-duration>PT0S</meta:editing-duration>
    <meta:document-statistic meta:paragraph-count="53" meta:word-count="390"/>
  </office:meta>
</office:document-meta>
</file>